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67600000923BF816126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" style:font-adornments="Gras" style:font-family-generic="modern" style:font-pitch="fixed"/>
    <style:font-face style:name="Linux Biolinum" svg:font-family="'Linux Biolinum'" style:font-adornments="Normal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start" style:justify-single-word="false"/>
    </style:style>
    <style:style style:name="P3" style:family="paragraph" style:parent-style-name="Text_20_body" style:master-page-name="First_20_Page">
      <style:paragraph-properties style:page-number="auto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Heading_20_1">
      <style:paragraph-properties fo:break-before="page"/>
    </style:style>
    <style:style style:name="P1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25e84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LIE<text:line-break/>Benoît</text:p>
      <text:p text:style-name="Heading">Cahier des charges</text:p>
      <text:table-of-content text:style-name="Sect1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des matières1_Head">
            <text:p text:style-name="Contents_20_Heading">Sommaire</text:p>
          </text:index-title>
          <text:p text:style-name="P12">1) Contexte<text:tab/>2</text:p>
          <text:p text:style-name="P12">2) Attentes<text:tab/>2</text:p>
          <text:p text:style-name="P11">2.1) Fonctionnalités requises<text:tab/>2</text:p>
          <text:p text:style-name="P11">2.2) contraintes<text:tab/>2</text:p>
          <text:p text:style-name="P12">3) Fonctionnalités à implémenter<text:tab/>3</text:p>
          <text:p text:style-name="P11">3.1) Pour les stations<text:tab/>3</text:p>
          <text:p text:style-name="P11">3.2) Pour les vélos<text:tab/>3</text:p>
          <text:p text:style-name="P11">3.3) Relatif aux interventions<text:tab/>3</text:p>
          <text:p text:style-name="P13">3.3.1) Les demandes d'intervention<text:tab/>3</text:p>
          <text:p text:style-name="P13">3.3.2) Les bon d'intervention<text:tab/>3</text:p>
        </text:index-body>
      </text:table-of-content>
      <text:h text:style-name="P10" text:outline-level="1">Contexte</text:h>
      <text:p text:style-name="Text_20_body">La société Vlyon met à la disposition d<text:span text:style-name="T2">e</text:span>s habitants <text:span text:style-name="T2">de Lyon</text:span> ou des touristes ses 4000 vélos, répartis dans ses 300 stations.</text:p>
      <text:p text:style-name="Text_20_body">La maintenance des vélos et des stations peut se réaliser : </text:p>
      <text:p text:style-name="Text_20_body">- sur place quand les dégâts sont peu importants par des techniciens à vélos équipés de remorques. Le technicien remplit directement une fiche d’intervention. </text:p>
      <text:p text:style-name="Text_20_body">- dans des unités mobiles (camions ou bus aménagés) qui permettent d’intervenir de manière plus importante ou de transporter les vélos dans l’atelier lorsqu’ils ne peuvent être réparés dans la station. </text:p>
      <text:h text:style-name="Heading_20_1" text:outline-level="1">Attentes</text:h>
      <text:p text:style-name="Text_20_body">Vous devez concevoir un<text:span text:style-name="T2">e</text:span> application à l'attention des 3 techniciens afin qu'il puisse suivre le parc de vélo en circulation et gérer leur réparation. Les techniciens sont équipés de tablettes Android et l'application doit donc pouvoir s'y adapter.</text:p>
      <text:h text:style-name="Heading_20_2" text:outline-level="2">Fonctionnalités requises</text:h>
      <text:p text:style-name="Text_20_body">Le technicien doit pouvoir :</text:p>
      <text:list xml:id="list5290562238090101190" text:style-name="L1">
        <text:list-item>
          <text:p text:style-name="P4">visualiser les stations,</text:p>
        </text:list-item>
        <text:list-item>
          <text:p text:style-name="P4">visualiser les informations des vélos présent dans la station,</text:p>
        </text:list-item>
        <text:list-item>
          <text:p text:style-name="P4">changer l'état des vélo et modifier certaines informations,</text:p>
        </text:list-item>
        <text:list-item>
          <text:p text:style-name="P4">créer une intervention,</text:p>
        </text:list-item>
        <text:list-item>
          <text:p text:style-name="P4">visualiser ses interventions,</text:p>
        </text:list-item>
        <text:list-item>
          <text:p text:style-name="P4">créer une demande d'intervention si il ne peut pas la réaliser lui même,</text:p>
        </text:list-item>
        <text:list-item>
          <text:p text:style-name="P4">visualiser toutes les demandes d'interventions non traitées.</text:p>
        </text:list-item>
      </text:list>
      <text:h text:style-name="Heading_20_2" text:outline-level="2">contraintes</text:h>
      <text:list xml:id="list1641705549155933736" text:style-name="L2">
        <text:list-item>
          <text:p text:style-name="P5">Utilisation d'une gestion des versions,</text:p>
        </text:list-item>
        <text:list-item>
          <text:p text:style-name="P5">mise en place d'une application évolutive,</text:p>
        </text:list-item>
        <text:list-item>
          <text:p text:style-name="P5">application mobile fonctionnelle,</text:p>
        </text:list-item>
        <text:list-item>
          <text:p text:style-name="P5">planification du travail,</text:p>
        </text:list-item>
        <text:list-item>
          <text:p text:style-name="P5">documentation technique,</text:p>
        </text:list-item>
        <text:list-item>
          <text:p text:style-name="P5">conception en objet,</text:p>
        </text:list-item>
        <text:list-item>
          <text:p text:style-name="P5">utilisation d'un MVC.</text:p>
        </text:list-item>
      </text:list>
      <text:h text:style-name="Heading_20_1" text:outline-level="1"><text:soft-page-break/>Fonctionnalités à implémenter</text:h>
      <text:p text:style-name="Text_20_body">Le projet devra valider les objectifs suivants :</text:p>
      <text:h text:style-name="Heading_20_2" text:outline-level="2">Pour les stations</text:h>
      <text:list xml:id="list8327749145228716137" text:style-name="L3">
        <text:list-item>
          <text:p text:style-name="P6">Afficher la liste de toutes les stations et leurs éléments principaux,</text:p>
        </text:list-item>
        <text:list-item>
          <text:p text:style-name="P6">afficher le détail d'une station et les vélos qui y sont lié,</text:p>
        </text:list-item>
        <text:list-item>
          <text:p text:style-name="P6">rechercher une station par code, nom ou rue.</text:p>
        </text:list-item>
      </text:list>
      <text:h text:style-name="Heading_20_2" text:outline-level="2">Pour les vélos</text:h>
      <text:list xml:id="list8827561681199782056" text:style-name="L4">
        <text:list-item>
          <text:p text:style-name="P7">Afficher la liste des 50 dernier vélos rentré,</text:p>
        </text:list-item>
        <text:list-item>
          <text:p text:style-name="P7">rechercher un vélo par code ou par code de station,</text:p>
        </text:list-item>
        <text:list-item>
          <text:p text:style-name="P7">afficher le détail d'un vélo,</text:p>
        </text:list-item>
        <text:list-item>
          <text:p text:style-name="P7">modifier l'état, la station de rattachement et les accessoires d'un vélo.</text:p>
        </text:list-item>
      </text:list>
      <text:h text:style-name="Heading_20_2" text:outline-level="2">Relatif aux interventions</text:h>
      <text:h text:style-name="Heading_20_3" text:outline-level="3">Les demandes d'intervention</text:h>
      <text:list xml:id="list1890288130119714608" text:style-name="L5">
        <text:list-item>
          <text:p text:style-name="P8">Afficher les demandes d'intervention non traitée,</text:p>
        </text:list-item>
        <text:list-item>
          <text:p text:style-name="P8">afficher <text:span text:style-name="T1">mes</text:span> demandes d'intervention,</text:p>
        </text:list-item>
        <text:list-item>
          <text:p text:style-name="P8">afficher le détail d'une demande d'intervention (si non traitée OU si <text:span text:style-name="T1">ma</text:span> demande OU si <text:span text:style-name="T1">je</text:span> suis responsable des achat),</text:p>
        </text:list-item>
        <text:list-item>
          <text:p text:style-name="P8">créer une demande d’intervention,</text:p>
        </text:list-item>
        <text:list-item>
          <text:p text:style-name="P8">rechercher une demande d'intervention par code, par code vélo ou par code station.</text:p>
        </text:list-item>
      </text:list>
      <text:h text:style-name="Heading_20_3" text:outline-level="3">Les bon d'intervention</text:h>
      <text:list xml:id="list2354960461749034413" text:style-name="L6">
        <text:list-item>
          <text:p text:style-name="P9">Afficher <text:span text:style-name="T1">mes</text:span> interventions</text:p>
        </text:list-item>
        <text:list-item>
          <text:p text:style-name="P9">afficher <text:span text:style-name="T1">mon</text:span> bons d'intervention,</text:p>
        </text:list-item>
        <text:list-item>
          <text:p text:style-name="P9">rechercher dans <text:span text:style-name="T1">mes</text:span> bons d'intervention,</text:p>
        </text:list-item>
        <text:list-item>
          <text:p text:style-name="P9">créer un bon d'interventio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" style:font-adornments="Gras" style:font-family-generic="modern" style:font-pitch="fixed"/>
    <style:font-face style:name="Linux Biolinum" svg:font-family="'Linux Biolinum'" style:font-adornments="Normal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fo:text-align="center" style:justify-single-word="false" style:page-number="auto" fo:keep-with-next="always"/>
      <style:text-properties fo:font-variant="small-caps" fo:color="#008080" style:font-name="Liberation Mono" fo:font-family="'Liberation Mono'" style:font-style-name="Gras" style:font-family-generic="modern" style:font-pitch="fixed" fo:font-size="22pt" fo:font-weight="bold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style:page-number="auto"/>
      <style:text-properties style:font-name="Linux Biolinum" fo:font-family="'Linux Biolinum'" style:font-style-name="Normal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start" style:justify-single-word="false" style:page-number="auto"/>
      <style:text-properties fo:font-size="20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text-align="start" style:justify-single-word="false"/>
      <style:text-properties fo:font-size="20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text-align="start" style:justify-single-word="false"/>
      <style:text-properties fo:font-size="16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text-align="start" style:justify-single-word="false"/>
      <style:text-properties fo:font-size="16pt" fo:font-style="italic" fo:font-weight="bold" style:font-size-asian="85%" style:font-style-asian="italic" style:font-weight-asian="normal" style:font-size-complex="8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text-align="start" style:justify-single-word="false"/>
      <style:text-properties fo:font-size="12pt" fo:font-weight="bold" style:font-size-asian="85%" style:font-weight-asian="bold" style:font-size-complex="8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008080" style:font-size-asian="10.5pt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suffix=")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)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)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)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)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)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)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)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)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text-align="start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 xlink:href="Pictures/100000000000067600000923BF816126.png" xlink:type="simple" xlink:actuate="onLoad" style:repeat="stretch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chapter text:display="name" text:outline-level="2">Fonctionnalités à implémenter</text:chapter></text:p>
      </style:header>
      <style:footer>
        <text:p text:style-name="Footer">B. ELIE<text:tab/><text:tab/>p. <text:page-number text:select-page="current">3</text:page-number>/<text:page-count>3</text:page-count></text:p>
      </style:footer>
    </style:master-page>
    <style:master-page style:name="First_20_Page" style:display-name="First Page" style:page-layout-name="Mpm2" style:next-style-name="Standard">
      <style:header>
        <text:p text:style-name="MP2">v.1<text:tab/><text:tab/><text:date style:data-style-name="N37" text:date-value="2014-04-26T00:20:58.962174039">26/04/14</text:dat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30T15:59:06.477699912</meta:creation-date>
    <dc:title>rapport bts</dc:title>
    <meta:editing-duration>PT3H2M19S</meta:editing-duration>
    <meta:editing-cycles>23</meta:editing-cycles>
    <meta:generator>LibreOffice/4.1.3.2$Linux_X86_64 LibreOffice_project/410m0$Build-2</meta:generator>
    <meta:initial-creator>benoit </meta:initial-creator>
    <dc:date>2014-04-26T00:20:58.938682381</dc:date>
    <dc:creator>benoit </dc:creator>
    <meta:document-statistic meta:table-count="0" meta:image-count="0" meta:object-count="0" meta:page-count="3" meta:paragraph-count="63" meta:word-count="459" meta:character-count="2822" meta:non-whitespace-character-count="2461"/>
    <meta:template xlink:type="simple" xlink:actuate="onRequest" xlink:title="rapport bts" xlink:href="../../../../../../../home/benoit/.config/libreoffice/4/user/template/rapport%20bts.ott" meta:date="2014-03-30T15:59:05.980000000"/>
  </office:meta>
</office:document-meta>
</file>